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FactoryBean.createInstanc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apFactoryBean.setSourceMap( Map &lt; ? , ? &gt; sourc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FactoryBean.setTargetMapClass( @ Nullable Class &lt; ? extends Map &gt; targetMap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